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8.498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Here are FOR errors that will occur at runtime.</text:p>
      <text:p text:style-name="Standard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<office:annotation><dc:creator>GDE</dc:creator><dc:date>2006-10-27T00:00:00</dc:date><text:p>do table for elem in tytytyt</text:p></office:annotation>a</text:p>
            </table:table-cell>
            <table:table-cell table:style-name="Tableau1.B1" office:value-type="string">
              <text:p text:style-name="Table_20_Heading">b</text:p>
            </table:table-cell>
          </table:table-row>
        </table:table-header-rows>
        <table:table-row>
          <table:table-cell table:style-name="Tableau1.A2" office:value-type="string">
            <text:p text:style-name="Table_20_Contents">c</text:p>
          </table:table-cell>
          <table:table-cell table:style-name="Tableau1.B2" office:value-type="string">
            <text:p text:style-name="Table_20_Contents">d</text:p>
          </table:table-cell>
        </table:table-row>
      </table:table>
      <text:p text:style-name="Standard"/>
      <text:p text:style-name="Standard"><office:annotation><dc:creator>GDE</dc:creator><dc:date>2006-10-27T00:00:00</dc:date><text:p>do text for elem in 45</text:p></office:annotation>Repeated text err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19T09:20:48</meta:creation-date>
    <dc:creator>Gaetan Delannay</dc:creator>
    <dc:date>2006-10-27T15:09:17</dc:date>
    <dc:language>fr-BE</dc:language>
    <meta:editing-cycles>16</meta:editing-cycles>
    <meta:editing-duration>PT20M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6" meta:word-count="16" meta:character-count="73"/>
  </office:meta>
</office:document-meta>
</file>